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13a7" officeooo:paragraph-rsid="000913a7"/>
    </style:style>
    <style:style style:name="P2" style:family="paragraph" style:parent-style-name="Preformatted_20_Text">
      <style:text-properties officeooo:rsid="0009fa69" officeooo:paragraph-rsid="0009fa69"/>
    </style:style>
    <style:style style:name="P3" style:family="paragraph" style:parent-style-name="Heading_20_2">
      <style:text-properties officeooo:rsid="000913a7" officeooo:paragraph-rsid="000913a7"/>
    </style:style>
    <style:style style:name="T1" style:family="text">
      <style:text-properties officeooo:rsid="0009c64d"/>
    </style:style>
    <style:style style:name="T2" style:family="text">
      <style:text-properties officeooo:rsid="0009f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Sublime Text reference</text:h>
      <text:h text:style-name="Heading_20_1" text:outline-level="1">Copy/Paste</text:h>
      <text:p text:style-name="Preformatted_20_Text">duplicate line<text:tab/>CTRL SHIFT D</text:p>
      <text:p text:style-name="Preformatted_20_Text">erase<text:tab/> <text:s text:c="3"/>line<text:tab/>CTRL SHIFT K</text:p>
      <text:h text:style-name="Heading_20_1" text:outline-level="1">Command Mode</text:h>
      <text:p text:style-name="Preformatted_20_Text">enter<text:tab/><text:tab/><text:tab/>ESCAPE</text:p>
      <text:p text:style-name="Preformatted_20_Text">exit<text:tab/><text:tab/><text:tab/>i</text:p>
      <text:h text:style-name="Heading_20_1" text:outline-level="1">Indent</text:h>
      <text:p text:style-name="Preformatted_20_Text">indent<text:tab/><text:tab/>CTRL [ or ]</text:p>
      <text:p text:style-name="Preformatted_20_Text">paste<text:span text:style-name="T1">&amp;</text:span>indent<text:tab/>CTRL SHIFT V</text:p>
      <text:h text:style-name="Heading_20_2" text:outline-level="2">Fold/<text:span text:style-name="T2">Unfold</text:span></text:h>
      <text:p text:style-name="P2">CTRL SHIFT [ or ]</text:p>
      <text:h text:style-name="Heading_20_2" text:outline-level="2">Sublime alignement</text:h>
      <text:p text:style-name="P1">select and</text:p>
      <text:p text:style-name="P1">CTRL + ALT +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05:38.801529245</meta:creation-date>
    <dc:date>2016-09-01T12:54:46.746373012</dc:date>
    <meta:editing-duration>PT6M3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45" meta:character-count="240" meta:non-whitespace-character-count="201"/>
  </office:meta>
</office:document-meta>
</file>